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c041f5" officeooo:paragraph-rsid="001e34b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a7affb" officeooo:paragraph-rsid="001e34b4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a7affb" officeooo:paragraph-rsid="001e34b4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abedef" officeooo:paragraph-rsid="001e34b4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acdf1b" officeooo:paragraph-rsid="001e34b4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ae759c" officeooo:paragraph-rsid="001e34b4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af8e17" officeooo:paragraph-rsid="001e34b4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124c1" officeooo:paragraph-rsid="001e34b4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1b52d" officeooo:paragraph-rsid="001e34b4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2cb4d" officeooo:paragraph-rsid="001e34b4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44af8" officeooo:paragraph-rsid="001e34b4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5e301" officeooo:paragraph-rsid="001e34b4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7c857" officeooo:paragraph-rsid="001e34b4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8684b" officeooo:paragraph-rsid="001e34b4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a3386" officeooo:paragraph-rsid="001e34b4" style:font-weight-asian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aa3c0" officeooo:paragraph-rsid="001e34b4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c421f" officeooo:paragraph-rsid="001e34b4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dea88" officeooo:paragraph-rsid="001e34b4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e5f1d" officeooo:paragraph-rsid="001e34b4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ea517" officeooo:paragraph-rsid="001e34b4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bf2964" officeooo:paragraph-rsid="001e34b4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bold" officeooo:rsid="00abedef" officeooo:paragraph-rsid="001e34b4" style:font-weight-asian="bold" style:font-weight-complex="bold"/>
    </style:style>
    <style:style style:name="T1" style:family="text">
      <style:text-properties fo:font-size="22pt" style:text-underline-style="solid" style:text-underline-width="auto" style:text-underline-color="font-color" fo:font-weight="bold" officeooo:rsid="00ab8c19" style:font-weight-asian="bold" style:font-weight-complex="bold"/>
    </style:style>
    <style:style style:name="T2" style:family="text">
      <style:text-properties fo:font-size="20pt" fo:font-weight="bold" officeooo:rsid="00ab8c19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1">Gate Smashers DBMS:</text:span></text:p>
      <text:p text:style-name="P3"><text:span text:style-name="T1"/></text:p>
      <text:p text:style-name="P2"><text:span text:style-name="T2">Basic Introduction:</text:span></text:p>
      <text:p text:style-name="P2"><text:span text:style-name="T2"/></text:p>
      <text:list xml:id="list3184309469" text:style-name="L1">
        <text:list-item>
          <text:p text:style-name="P4">3 schema, 3 level of abstraction =&gt; Data Independence.</text:p>
        </text:list-item>
        <text:list-item>
          <text:p text:style-name="P4">Various data models: </text:p>
          <text:list>
            <text:list-item>
              <text:p text:style-name="P4">Network data model.</text:p>
            </text:list-item>
            <text:list-item>
              <text:p text:style-name="P4">Hierarchical.</text:p>
            </text:list-item>
            <text:list-item>
              <text:p text:style-name="P22">Relational data model.</text:p>
            </text:list-item>
            <text:list-item>
              <text:p text:style-name="P22">ER data model.</text:p>
            </text:list-item>
            <text:list-item>
              <text:p text:style-name="P4">Object-Oriented.</text:p>
            </text:list-item>
          </text:list>
        </text:list-item>
        <text:list-item>
          <text:p text:style-name="P5">ER Model:</text:p>
          <text:list>
            <text:list-item>
              <text:p text:style-name="P5">Attributes.</text:p>
            </text:list-item>
            <text:list-item>
              <text:p text:style-name="P5">Relationships and their types.</text:p>
            </text:list-item>
          </text:list>
        </text:list-item>
        <text:list-item>
          <text:p text:style-name="P6">Basics of keys:</text:p>
          <text:list>
            <text:list-item>
              <text:p text:style-name="P6">Primary key.</text:p>
            </text:list-item>
            <text:list-item>
              <text:p text:style-name="P6">Candidate key.</text:p>
            </text:list-item>
            <text:list-item>
              <text:p text:style-name="P6">Super key.</text:p>
            </text:list-item>
            <text:list-item>
              <text:p text:style-name="P7">Foreign key.</text:p>
            </text:list-item>
          </text:list>
        </text:list-item>
        <text:list-item>
          <text:p text:style-name="P8">Normalization:</text:p>
          <text:list>
            <text:list-item>
              <text:p text:style-name="P9">Closure method.</text:p>
            </text:list-item>
            <text:list-item>
              <text:p text:style-name="P9">Functional dependency.</text:p>
            </text:list-item>
            <text:list-item>
              <text:p text:style-name="P9">1NF, 2NF, 3NF, BCNF (Normal Forms).</text:p>
            </text:list-item>
          </text:list>
        </text:list-item>
        <text:list-item>
          <text:p text:style-name="P10">Transaction control and concurrency:</text:p>
          <text:list>
            <text:list-item>
              <text:p text:style-name="P11">ACID properties.</text:p>
            </text:list-item>
            <text:list-item>
              <text:p text:style-name="P11">Read write.</text:p>
            </text:list-item>
            <text:list-item>
              <text:p text:style-name="P11">Write read.</text:p>
            </text:list-item>
            <text:list-item>
              <text:p text:style-name="P11">Write write</text:p>
            </text:list-item>
            <text:list-item>
              <text:p text:style-name="P12">Conflict serializabilty.</text:p>
            </text:list-item>
            <text:list-item>
              <text:p text:style-name="P13">Recoverability.</text:p>
            </text:list-item>
            <text:list-item>
              <text:p text:style-name="P14">2PL (2 Phase Locking), time stamp.</text:p>
            </text:list-item>
          </text:list>
        </text:list-item>
        <text:list-item>
          <text:p text:style-name="P15"><text:soft-page-break/>SQL and Relational algebra.</text:p>
          <text:list>
            <text:list-item>
              <text:p text:style-name="P15">DDL commands.</text:p>
            </text:list-item>
            <text:list-item>
              <text:p text:style-name="P15">DML commands.</text:p>
            </text:list-item>
            <text:list-item>
              <text:p text:style-name="P15">DCL commands.</text:p>
            </text:list-item>
            <text:list-item>
              <text:p text:style-name="P16">Constraints.</text:p>
            </text:list-item>
            <text:list-item>
              <text:p text:style-name="P16">Aggregate functions.</text:p>
            </text:list-item>
            <text:list-item>
              <text:p text:style-name="P17">Joins</text:p>
            </text:list-item>
            <text:list-item>
              <text:p text:style-name="P18">Nested query.</text:p>
              <text:list>
                <text:list-item>
                  <text:p text:style-name="P19">In</text:p>
                </text:list-item>
                <text:list-item>
                  <text:p text:style-name="P19">Notin</text:p>
                </text:list-item>
                <text:list-item>
                  <text:p text:style-name="P19">Any</text:p>
                </text:list-item>
                <text:list-item>
                  <text:p text:style-name="P20">All</text:p>
                </text:list-item>
              </text:list>
            </text:list-item>
          </text:list>
        </text:list-item>
        <text:list-item>
          <text:p text:style-name="P21">Indexing:</text:p>
          <text:list>
            <text:list-item>
              <text:p text:style-name="P21">Primary.</text:p>
            </text:list-item>
            <text:list-item>
              <text:p text:style-name="P21">Cluster.</text:p>
            </text:list-item>
            <text:list-item>
              <text:p text:style-name="P21">Secondary.</text:p>
            </text:list-item>
            <text:list-item>
              <text:p text:style-name="P1">Btree</text:p>
            </text:list-item>
            <text:list-item>
              <text:p text:style-name="P1">B+tre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2:39:40.808007097</meta:creation-date>
    <dc:date>2023-12-30T12:40:14.643948343</dc:date>
    <meta:editing-duration>PT34S</meta:editing-duration>
    <meta:editing-cycles>1</meta:editing-cycles>
    <meta:document-statistic meta:table-count="0" meta:image-count="0" meta:object-count="0" meta:page-count="2" meta:paragraph-count="47" meta:word-count="149" meta:character-count="819" meta:non-whitespace-character-count="761"/>
    <meta:generator>LibreOffice/7.3.7.2$Linux_X86_64 LibreOffice_project/30$Build-2</meta:generator>
  </office:meta>
</office:document-meta>
</file>